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4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27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8c254" officeooo:paragraph-rsid="0028c254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0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1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2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33" style:family="paragraph" style:parent-style-name="Text_20_body_20__28_user_29_">
      <style:paragraph-properties fo:text-align="justify" style:justify-single-word="false"/>
      <style:text-properties style:font-name="arial" officeooo:paragraph-rsid="00238c37" style:font-name-complex="arial"/>
    </style:style>
    <style:style style:name="P34" style:family="paragraph" style:parent-style-name="Text_20_body_20__28_user_29_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35" style:family="paragraph" style:parent-style-name="Text_20_body_20__28_user_29_">
      <style:paragraph-properties fo:text-align="justify" style:justify-single-word="false"/>
      <style:text-properties officeooo:paragraph-rsid="00216d4c"/>
    </style:style>
    <style:style style:name="P36" style:family="paragraph" style:parent-style-name="Text_20_body_20__28_user_29_">
      <style:paragraph-properties fo:text-align="justify" style:justify-single-word="false"/>
      <style:text-properties officeooo:paragraph-rsid="001ad2a2"/>
    </style:style>
    <style:style style:name="P37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38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9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0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1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42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3" style:family="paragraph" style:parent-style-name="Text_20_body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4" style:family="paragraph" style:parent-style-name="Text_20_body" style:list-style-name="L2">
      <style:text-properties style:use-window-font-color="true" style:font-name="arial" fo:font-size="12pt" fo:language="es" fo:country="ES" officeooo:rsid="0026512c" officeooo:paragraph-rsid="0026512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5" style:family="paragraph" style:parent-style-name="Text_20_body" style:list-style-name="L2">
      <style:text-properties style:use-window-font-color="true" style:font-name="arial" fo:font-size="12pt" fo:language="es" fo:country="ES" officeooo:rsid="002b99d4" officeooo:paragraph-rsid="002b99d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6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47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48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38c37" officeooo:paragraph-rsid="00238c37" style:font-size-asian="11pt" style:font-name-complex="arial" style:font-size-complex="11pt"/>
    </style:style>
    <style:style style:name="P49" style:family="paragraph" style:parent-style-name="Text_20_body_20__28_user_29_" style:list-style-name="L4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50" style:family="paragraph" style:parent-style-name="Text_20_body_20__28_user_29_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51" style:family="paragraph" style:parent-style-name="Text_20_body_20__28_user_29_">
      <style:paragraph-properties fo:text-align="justify" style:justify-single-word="false"/>
      <style:text-properties officeooo:rsid="00238c37" officeooo:paragraph-rsid="002b99d4"/>
    </style:style>
    <style:style style:name="P52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officeooo:paragraph-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style:font-name="arial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5" style:family="text">
      <style:text-properties style:use-window-font-color="true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6" style:family="text">
      <style:text-properties style:use-window-font-color="true" style:font-name="arial" fo:font-size="12pt" fo:language="es" fo:country="ES" fo:font-weight="bold" officeooo:rsid="002b99d4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10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2" style:family="text">
      <style:text-properties style:font-name="arial"/>
    </style:style>
    <style:style style:name="T13" style:family="text">
      <style:text-properties style:font-name="arial" fo:font-size="8pt" style:font-size-asian="8pt" style:font-name-complex="arial" style:font-size-complex="8pt"/>
    </style:style>
    <style:style style:name="T14" style:family="text">
      <style:text-properties style:font-name="arial" fo:font-size="8pt" officeooo:rsid="001637bc" style:font-size-asian="8pt" style:font-name-complex="arial" style:font-size-complex="8pt"/>
    </style:style>
    <style:style style:name="T15" style:family="text">
      <style:text-properties style:font-name="arial" fo:font-size="11pt" style:font-size-asian="11pt" style:font-name-complex="arial" style:font-size-complex="11pt"/>
    </style:style>
    <style:style style:name="T16" style:family="text">
      <style:text-properties style:font-name="arial" fo:font-size="11pt" officeooo:rsid="0019d248" style:font-size-asian="11pt" style:font-name-complex="arial" style:font-size-complex="11pt"/>
    </style:style>
    <style:style style:name="T17" style:family="text">
      <style:text-properties style:font-name="arial" fo:font-size="11pt" officeooo:rsid="001cf878" style:font-size-asian="11pt" style:font-name-complex="arial" style:font-size-complex="11pt"/>
    </style:style>
    <style:style style:name="T18" style:family="text">
      <style:text-properties style:font-name="arial" fo:font-size="11pt" officeooo:rsid="001ef4a4" style:font-size-asian="11pt" style:font-name-complex="arial" style:font-size-complex="11pt"/>
    </style:style>
    <style:style style:name="T19" style:family="text">
      <style:text-properties style:font-name="arial" fo:font-size="11pt" officeooo:rsid="00224e85" style:font-size-asian="11pt" style:font-name-complex="arial" style:font-size-complex="11pt"/>
    </style:style>
    <style:style style:name="T20" style:family="text">
      <style:text-properties style:font-name="arial" fo:font-size="11pt" officeooo:rsid="001ad2a2" style:font-size-asian="11pt" style:font-name-complex="arial" style:font-size-complex="11pt"/>
    </style:style>
    <style:style style:name="T21" style:family="text">
      <style:text-properties style:font-name="arial" fo:font-size="11pt" officeooo:rsid="00238c37" style:font-size-asian="11pt" style:font-name-complex="arial" style:font-size-complex="11pt"/>
    </style:style>
    <style:style style:name="T2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3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1ad2a2" style:font-size-asian="11pt" style:font-size-complex="11pt"/>
    </style:style>
    <style:style style:name="T26" style:family="text">
      <style:text-properties fo:font-size="11pt" officeooo:rsid="0019d248" style:font-size-asian="11pt" style:font-size-complex="11pt"/>
    </style:style>
    <style:style style:name="T27" style:family="text">
      <style:text-properties fo:font-size="11pt" style:font-size-asian="11pt" style:font-name-complex="arial" style:font-size-complex="11pt"/>
    </style:style>
    <style:style style:name="T28" style:family="text">
      <style:text-properties fo:font-size="11pt" officeooo:rsid="001637bc" style:font-size-asian="11pt" style:font-name-complex="arial" style:font-size-complex="11pt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officeooo:rsid="001637b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21776"/>
    </style:style>
    <style:style style:name="T33" style:family="text">
      <style:text-properties fo:color="#000000" style:font-name="arial" fo:language="pt" fo:country="BR" style:font-name-complex="arial"/>
    </style:style>
    <style:style style:name="T34" style:family="text">
      <style:text-properties fo:color="#000000" style:font-name="arial" fo:language="pt" fo:country="BR" officeooo:rsid="0023014b" style:font-name-complex="arial"/>
    </style:style>
    <style:style style:name="T35" style:family="text">
      <style:text-properties fo:color="#000000" style:font-name="arial" fo:language="pt" fo:country="BR" officeooo:rsid="00274ca9" style:font-name-complex="arial"/>
    </style:style>
    <style:style style:name="T36" style:family="text">
      <style:text-properties fo:color="#000000" style:font-name="arial" fo:font-size="10pt" fo:language="pt" fo:country="BR" officeooo:rsid="00274ca9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9">Identificación del documento</text:p>
            </table:table-cell>
            <table:table-cell table:style-name="Tabla1.B2" table:number-columns-spanned="5" office:value-type="string">
              <text:p text:style-name="P26"><text:span text:style-name="T11">PL</text:span><text:span text:style-name="T10">-001_</text:span><text:span text:style-name="T11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9">Título del documento</text:p>
            </table:table-cell>
            <table:table-cell table:style-name="Tabla1.B3" table:number-columns-spanned="5" office:value-type="string">
              <text:p text:style-name="P16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9">Proyecto</text:p>
          </table:table-cell>
          <table:table-cell table:style-name="Tabla1.B4" table:number-columns-spanned="5" office:value-type="string">
            <text:p text:style-name="P17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Gerente</text:p>
          </table:table-cell>
          <table:table-cell table:style-name="Tabla1.B5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Área demandante</text:p>
          </table:table-cell>
          <table:table-cell table:style-name="Tabla1.B6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Director</text:p>
          </table:table-cell>
          <table:table-cell table:style-name="Tabla1.B7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9">Responsables</text:p>
          </table:table-cell>
          <table:table-cell table:style-name="Tabla1.A2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8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9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9">Control de versionado</text:p>
            <text:p text:style-name="P30"/>
          </table:table-cell>
          <table:table-cell table:style-name="Tabla1.A2" office:value-type="string">
            <text:p text:style-name="P23">Versión</text:p>
          </table:table-cell>
          <table:table-cell table:style-name="Tabla1.A2" office:value-type="string">
            <text:p text:style-name="P23">Fecha</text:p>
          </table:table-cell>
          <table:table-cell table:style-name="Tabla1.A2" table:number-columns-spanned="2" office:value-type="string">
            <text:p text:style-name="P23">Autor</text:p>
          </table:table-cell>
          <table:covered-table-cell/>
          <table:table-cell table:style-name="Tabla1.E8" office:value-type="string">
            <text:p text:style-name="P2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8">1.0</text:p>
          </table:table-cell>
          <table:table-cell table:style-name="Tabla1.C11" office:value-type="string">
            <text:p text:style-name="P18"><text:span text:style-name="T30">13</text:span>/<text:span text:style-name="T30">10</text:span>/202<text:span text:style-name="T30">5</text:span></text:p>
          </table:table-cell>
          <table:table-cell table:style-name="Tabla1.D11" table:number-columns-spanned="2" office:value-type="string">
            <text:p text:style-name="P20">Federico Martín Lara</text:p>
          </table:table-cell>
          <table:covered-table-cell/>
          <table:table-cell table:style-name="Tabla1.F11" office:value-type="string">
            <text:p text:style-name="P24">Versión inicial</text:p>
          </table:table-cell>
        </table:table-row>
        <table:table-row table:style-name="Tabla1.10">
          <table:table-cell table:style-name="Tabla1.A2" office:value-type="string">
            <text:p text:style-name="P31"/>
          </table:table-cell>
          <table:table-cell table:style-name="Tabla1.B12" office:value-type="string">
            <text:p text:style-name="P21">1.1</text:p>
          </table:table-cell>
          <table:table-cell table:style-name="Tabla1.C12" office:value-type="string">
            <text:p text:style-name="P21">15/10/2025</text:p>
          </table:table-cell>
          <table:table-cell table:style-name="Tabla1.D12" table:number-columns-spanned="2" office:value-type="string">
            <text:p text:style-name="P22">Federico Martín Lara</text:p>
          </table:table-cell>
          <table:covered-table-cell/>
          <table:table-cell table:style-name="Tabla1.F12" office:value-type="string">
            <text:p text:style-name="P27"><text:span text:style-name="T33">- </text:span><text:span text:style-name="T34">Se </text:span><text:span text:style-name="T36">añade</text:span><text:span text:style-name="T34"> documento resultante punto 1.</text:span></text:p>
            <text:p text:style-name="P27"><text:span text:style-name="T34">- </text:span><text:span text:style-name="T35">Se añade documento resultante punto 2.</text:span></text:p>
          </table:table-cell>
        </table:table-row>
      </table:table>
      <text:p text:style-name="P6"/>
      <text:p text:style-name="P6"/>
      <text:p text:style-name="P6"/>
      <text:p text:style-name="P12"/>
      <text:p text:style-name="P32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12">Introducción<text:tab/></text:span></text:a><text:a xlink:type="simple" xlink:href="#__RefHeading___Toc30671059" text:style-name="Index_20_Link" text:visited-style-name="Index_20_Link"><text:span text:style-name="Index_20_Link"><text:span text:style-name="T12">3</text:span></text:span></text:a></text:p>
          <text:p text:style-name="P11"><text:a xlink:type="simple" xlink:href="#__RefHeading___Toc15_1298068373" text:style-name="Index_20_Link" text:visited-style-name="Index_20_Link"><text:span text:style-name="T12">Documentos de referencia<text:tab/></text:span></text:a><text:a xlink:type="simple" xlink:href="#__RefHeading___Toc15_1298068373" text:style-name="Index_20_Link" text:visited-style-name="Index_20_Link"><text:span text:style-name="Index_20_Link"><text:span text:style-name="T12">3</text:span></text:span></text:a></text:p>
          <text:p text:style-name="P11"><text:a xlink:type="simple" xlink:href="#__RefHeading___Toc17_4290312538" text:style-name="Index_20_Link" text:visited-style-name="Index_20_Link"><text:span text:style-name="T12">Conexión a base de datos<text:tab/></text:span></text:a><text:a xlink:type="simple" xlink:href="#__RefHeading___Toc17_4290312538" text:style-name="Index_20_Link" text:visited-style-name="Index_20_Link"><text:span text:style-name="Index_20_Link"><text:span text:style-name="T12">3</text:span></text:span></text:a></text:p>
          <text:p text:style-name="P11"><text:a xlink:type="simple" xlink:href="#__RefHeading___Toc6_554296098" text:style-name="Index_20_Link" text:visited-style-name="Index_20_Link"><text:span text:style-name="T12">Entidades JPA<text:tab/></text:span></text:a><text:a xlink:type="simple" xlink:href="#__RefHeading___Toc6_554296098" text:style-name="Index_20_Link" text:visited-style-name="Index_20_Link"><text:span text:style-name="Index_20_Link"><text:span text:style-name="T12">3</text:span></text:span></text:a></text:p>
          <text:p text:style-name="P11"><text:a xlink:type="simple" xlink:href="#__RefHeading___Toc8_554296098" text:style-name="Index_20_Link" text:visited-style-name="Index_20_Link"><text:span text:style-name="T12">Repositorios con Panache<text:tab/></text:span></text:a><text:a xlink:type="simple" xlink:href="#__RefHeading___Toc8_554296098" text:style-name="Index_20_Link" text:visited-style-name="Index_20_Link"><text:span text:style-name="Index_20_Link"><text:span text:style-name="T12">3</text:span></text:span></text:a></text:p>
        </text:index-body>
      </text:table-of-content>
      <text:p text:style-name="P15"/>
      <text:p text:style-name="P8"/>
      <text:h text:style-name="P41" text:outline-level="1"><text:bookmark-start text:name="__RefHeading___Toc30671059"/>Introducción<text:bookmark-end text:name="__RefHeading___Toc30671059"/></text:h>
      <text:p text:style-name="P9"><text:span text:style-name="T27">El presente </text:span><text:span text:style-name="T7">documento</text:span><text:span text:style-name="T27"> define un </text:span><text:span text:style-name="T28">plan de trabajo que tiene como objetivo la configuración y prueba de las funcionalidades de persistencia de la plataforma JBOSS EAP Server</text:span><text:span text:style-name="T7">. </text:span><text:span text:style-name="T8">El plan consiste en configurar y probar los siguientes puntos:</text:span></text:p>
      <text:list xml:id="list1827481419" text:style-name="L1">
        <text:list-item>
          <text:p text:style-name="P46">Conexión a base de datos</text:p>
        </text:list-item>
        <text:list-item>
          <text:p text:style-name="P46">Entidades JPA</text:p>
        </text:list-item>
        <text:list-item>
          <text:p text:style-name="P52">Repositorios con Panache </text:p>
        </text:list-item>
      </text:list>
      <text:p text:style-name="P10"/>
      <text:h text:style-name="P39" text:outline-level="1"><text:bookmark-start text:name="__RefHeading___Toc15_1298068373"/>Documentos de referencia<text:bookmark-end text:name="__RefHeading___Toc15_1298068373"/></text:h>
      <text:list xml:id="list2429646909" text:style-name="L2">
        <text:list-item>
          <text:p text:style-name="P50"><text:span text:style-name="T31">PL-000_DOC_GENERAL_PLAN</text:span> – Documento General de Planificación</text:p>
        </text:list-item>
        <text:list-item>
          <text:p text:style-name="P43"><text:bookmark text:name="CONF-001_DOC_CONFIGURACION_BD"/><text:span text:style-name="T31">CONF-001_DOC_CONFIGURACION_BD</text:span> – <text:span text:style-name="T32">Documento de configuración de base de datos</text:span></text:p>
        </text:list-item>
        <text:list-item>
          <text:p text:style-name="P45"><text:bookmark text:name="PRU-001_DOC_CONFIGURACION_BD"/><text:span text:style-name="T31">PRU-001_DOC_CONFIGURACION_BD</text:span> – Prueba de configuración de la base de datos</text:p>
        </text:list-item>
        <text:list-item>
          <text:p text:style-name="P44"><text:bookmark text:name="DES-001_DOC_DESARROLLO_JPA"/><text:span text:style-name="T31">DES-001_DOC_DESARROLLO_JPA</text:span> – Documento de desarrollo de entidades JPA</text:p>
        </text:list-item>
      </text:list>
      <text:h text:style-name="P40" text:outline-level="1"><text:bookmark-start text:name="__RefHeading___Toc17_4290312538"/>Conexión a base de datos<text:bookmark-end text:name="__RefHeading___Toc17_4290312538"/></text:h>
      <text:p text:style-name="P36"><text:span text:style-name="T20">Se </text:span><text:span text:style-name="T3">realizarán los siguientes</text:span><text:span text:style-name="T20"> pasos:</text:span></text:p>
      <text:list xml:id="list1324051012" text:style-name="L3">
        <text:list-item>
          <text:p text:style-name="P47">Hacer la configuración para un entorno de pruebas (WildFly). </text:p>
        </text:list-item>
        <text:list-item>
          <text:p text:style-name="P47">Una vez probado, la configuración se reproducirá en el servidor JBoss EAP.</text:p>
        </text:list-item>
      </text:list>
      <text:p text:style-name="P35"><text:span text:style-name="T16">Se elabora </text:span><text:span text:style-name="T17">el</text:span><text:span text:style-name="T16"> documento técnico </text:span><text:a xlink:type="simple" xlink:href="#CONF-001_DOC_CONFIGURACION_BD" text:style-name="Internet_20_link" text:visited-style-name="Visited_20_Internet_20_Link"><text:span text:style-name="T23">CONF-001_DOC_CONFIGURACION_BD</text:span></text:a><text:span text:style-name="T17"> </text:span><text:span text:style-name="T16">explicando la configuración y el proceso sobre el servidor J</text:span><text:span text:style-name="T18">B</text:span><text:span text:style-name="T16">oss EAP </text:span><text:span text:style-name="T19">y el proyecto de prueba</text:span><text:span text:style-name="T16">.</text:span></text:p>
      <text:p text:style-name="P51"><text:span text:style-name="T16">S</text:span><text:span text:style-name="T15">e elabora documento de prueba </text:span><text:a xlink:type="simple" xlink:href="#PRU-001_DOC_CONFIGURACION_BD" text:style-name="Internet_20_link" text:visited-style-name="Visited_20_Internet_20_Link"><text:span text:style-name="T5">PRU-001_DOC_CONFIGURACION_BD</text:span></text:a><text:span text:style-name="T15"> demostrando de manera técnica que la configuración se aplica. </text:span></text:p>
      <text:h text:style-name="P40" text:outline-level="1"><text:bookmark-start text:name="__RefHeading___Toc6_554296098"/>Entidades JPA<text:bookmark-end text:name="__RefHeading___Toc6_554296098"/></text:h>
      <text:p text:style-name="P33"><text:span text:style-name="T25">Se </text:span><text:span text:style-name="T9">realizarán los siguientes</text:span><text:span text:style-name="T25"> pasos:</text:span></text:p>
      <text:list xml:id="list475747636" text:style-name="L4">
        <text:list-item>
          <text:p text:style-name="P49"><text:span text:style-name="T25">D</text:span><text:span text:style-name="T24">esarrollar las entidades.</text:span></text:p>
        </text:list-item>
        <text:list-item>
          <text:p text:style-name="P48">Probar las entidades en el proyecto de prueba.</text:p>
        </text:list-item>
      </text:list>
      <text:p text:style-name="P37"><text:span text:style-name="T16">Se elabora </text:span><text:span text:style-name="T17">el</text:span><text:span text:style-name="T16"> documento técnico </text:span><text:a xlink:type="simple" xlink:href="#DES-001_DOC_DESARROLLO_JPA" text:style-name="Internet_20_link" text:visited-style-name="Visited_20_Internet_20_Link"><text:span text:style-name="T4">DES-001_DOC_DESARROLLO_JPA</text:span></text:a><text:span text:style-name="T17"> </text:span><text:span text:style-name="T16">explicando el proceso </text:span><text:span text:style-name="T21">de desarrollo </text:span><text:span text:style-name="T16">sobre el servidor J</text:span><text:span text:style-name="T18">B</text:span><text:span text:style-name="T16">oss EAP </text:span><text:span text:style-name="T19">y el proyecto de prueba</text:span><text:span text:style-name="T16">.</text:span></text:p>
      <text:p text:style-name="P34"><text:span text:style-name="T26">S</text:span><text:span text:style-name="T24">e elabora documento de prueba </text:span><text:span text:style-name="T29">[documento]</text:span><text:span text:style-name="T24"> demostrando de manera técnica que las entidades se cargan correctamente. </text:span></text:p>
      <text:h text:style-name="P42" text:outline-level="1"><text:bookmark-start text:name="__RefHeading___Toc8_554296098"/><text:soft-page-break/>Repositorios con Panache<text:bookmark-end text:name="__RefHeading___Toc8_554296098"/></text:h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5T22:09:14.735944289</dc:date>
    <meta:print-date>1995-11-21T17:41:00</meta:print-date>
    <meta:editing-cycles>172</meta:editing-cycles>
    <meta:editing-duration>P1DT3H39M4S</meta:editing-duration>
    <meta:generator>LibreOffice/6.4.7.2$Linux_X86_64 LibreOffice_project/40$Build-2</meta:generator>
    <meta:document-statistic meta:table-count="2" meta:image-count="0" meta:object-count="0" meta:page-count="4" meta:paragraph-count="60" meta:word-count="303" meta:character-count="2150" meta:non-whitespace-character-count="1908"/>
  </office:meta>
</office:document-meta>
</file>